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Semibold4" svg:font-family="'Source Code Pro Semibold'" style:font-adornments="Semibold" style:font-pitch="fixed"/>
    <style:font-face style:name="Source Code Pro Medium3" svg:font-family="'Source Code Pro Medium'" style:font-adornments="Regular" style:font-family-generic="modern" style:font-pitch="fixed"/>
    <style:font-face style:name="Source Code Pro Semibold6" svg:font-family="'Source Code Pro Semibold'" style:font-adornments="Regular" style:font-family-generic="modern" style:font-pitch="fixed"/>
    <style:font-face style:name="Source Code Pro Semibold3" svg:font-family="'Source Code Pro Semibold'" style:font-adornments="Semibold" style:font-pitch="variable"/>
    <style:font-face style:name="Source Code Pro Medium1" svg:font-family="'Source Code Pro Medium'" style:font-adornments="Regular" style:font-family-generic="modern" style:font-pitch="variable"/>
    <style:font-face style:name="Source Code Pro Semibold5" svg:font-family="'Source Code Pro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 Medium2" svg:font-family="'Source Code Pro Medium'" style:font-family-generic="roman" style:font-pitch="variable"/>
    <style:font-face style:name="Source Code Pro Medium" svg:font-family="'Source Code Pro Medium'" style:font-adornments="Regular" style:font-family-generic="roman" style:font-pitch="variable"/>
    <style:font-face style:name="Source Code Pro Semibold" svg:font-family="'Source Code Pro Semibold'" style:font-family-generic="roman" style:font-pitch="variable"/>
    <style:font-face style:name="Source Code Pro Semibold2" svg:font-family="'Source Code Pro Semibold'" style:font-adornments="Regular" style:font-family-generic="roman" style:font-pitch="variable"/>
    <style:font-face style:name="Source Code Pro Semibold1" svg:font-family="'Source Code Pro Semibold'" style:font-adornments="Semibold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0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342cm" fo:min-width="1.72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5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3cm" fo:min-width="0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9cm" fo:min-width="0.1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.5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1.532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1.018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1.018cm"/>
      <style:paragraph-properties style:writing-mode="lr-tb"/>
    </style:style>
    <style:style style:name="gr13" style:family="graphic" style:parent-style-name="Arrow_20_Dashe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1.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95cm"/>
      <style:paragraph-properties style:writing-mode="lr-tb"/>
    </style:style>
    <style:style style:name="gr16" style:family="graphic" style:parent-style-name="Multiplexed">
      <style:graphic-properties fo:min-height="0.11cm" fo:min-width="1.6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2.7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8.003cm"/>
      <style:paragraph-properties style:writing-mode="lr-tb"/>
    </style:style>
    <style:style style:name="gr19" style:family="graphic" style:parent-style-name="clok_5f_to_5f_out">
      <style:graphic-properties draw:textarea-vertical-align="middle"/>
      <style:paragraph-properties style:writing-mode="lr-tb"/>
    </style:style>
    <style:style style:name="gr20" style:family="graphic" style:parent-style-name="setup_5f_hold">
      <style:graphic-properties draw:textarea-vertical-align="middle"/>
      <style:paragraph-properties style:writing-mode="lr-tb"/>
    </style:style>
    <style:style style:name="gr21" style:family="graphic" style:parent-style-name="comment">
      <style:graphic-properties draw:textarea-horizontal-align="left" draw:auto-grow-height="true" draw:auto-grow-width="true" fo:min-height="2.137cm" fo:min-width="11.4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0.7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1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0cm"/>
      <style:paragraph-properties style:writing-mode="lr-tb"/>
    </style:style>
    <style:style style:name="gr26" style:family="graphic" style:parent-style-name="comment_5f_line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0.12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.91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.78cm"/>
      <style:paragraph-properties style:writing-mode="lr-tb"/>
    </style:style>
    <style:style style:name="gr32" style:family="graphic" style:parent-style-name="objectwithoutfill">
      <style:graphic-properties draw:marker-end="Arrowheads_20_1" draw:marker-end-width="0.3cm" draw:fill="none" draw:textarea-vertical-align="middle"/>
    </style:style>
    <style:style style:name="gr33" style:family="graphic" style:parent-style-name="objectwithoutfill">
      <style:graphic-properties draw:marker-end="Arrowheads_20_2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2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.0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3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526cm"/>
      <style:paragraph-properties style:writing-mode="lr-tb"/>
    </style:style>
    <style:style style:name="gr38" style:family="graphic" style:parent-style-name="comment">
      <style:graphic-properties draw:textarea-horizontal-align="left" draw:auto-grow-height="true" draw:auto-grow-width="true" fo:min-height="0.268cm" fo:min-width="4.32cm"/>
      <style:paragraph-properties style:writing-mode="lr-tb"/>
    </style:style>
    <style:style style:name="gr39" style:family="graphic" style:parent-style-name="comment">
      <style:graphic-properties draw:textarea-horizontal-align="left" draw:auto-grow-height="true" draw:auto-grow-width="true" fo:min-height="1.603cm" fo:min-width="8.8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65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1cm" fo:min-width="6.47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0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>
        <style:tab-stops/>
      </style:paragraph-properties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6" fo:font-size="6pt" fo:font-style="normal" fo:text-shadow="none" style:text-underline-style="none" fo:font-weight="600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508cm" svg:height="0.762cm" svg:x="19.93cm" svg:y="0.873cm">
            <text:p text:style-name="P1">F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0.057cm" svg:y1="1.635cm" svg:x2="20.184cm" svg:y2="1.508cm">
            <text:p/>
          </draw:line>
          <draw:line draw:style-name="gr2" draw:text-style-name="P3" draw:layer="layout" svg:x1="20.311cm" svg:y1="1.635cm" svg:x2="20.184cm" svg:y2="1.508cm">
            <text:p/>
          </draw:line>
        </draw:g>
        <draw:custom-shape draw:style-name="gr3" draw:text-style-name="P2" draw:layer="layout" svg:width="2.794cm" svg:height="2.159cm" svg:x="23.486cm" svg:y="0.111cm">
          <text:p text:style-name="P1">Memory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0.635cm" svg:height="0.635cm" svg:x="28.185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" draw:text-style-name="P2" draw:layer="layout" svg:width="1.016cm" svg:height="1.016cm" svg:x="26.788cm" svg:y="1cm">
          <text:p text:style-name="P1">If ...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layer="layout" svg:width="1.016cm" svg:height="0.508cm" svg:x="18.406cm" svg:y="1.127cm">
          <text:p text:style-name="P1">input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draw:layer="layout" svg:width="1.143cm" svg:height="0.508cm" svg:x="17.009cm" svg:y="1.127cm">
          <text:p text:style-name="P1">Outpu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layer="layout" svg:width="2.032cm" svg:height="1.397cm" svg:x="21.073cm" svg:y="0.619cm">
          <text:p text:style-name="P1">Op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81cm" svg:height="0.381cm" svg:x="15.866cm" svg:y="1.12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6" draw:layer="layout" svg:width="1.518cm" svg:height="1.052cm" svg:x="15.364cm" svg:y="1.381cm">
          <draw:text-box>
            <text:p text:style-name="P5">Possible</text:p>
            <text:p text:style-name="P5">Critical</text:p>
            <text:p text:style-name="P5">Path</text:p>
          </draw:text-box>
        </draw:frame>
        <draw:line draw:style-name="gr11" draw:text-style-name="P7" draw:layer="layout" svg:x1="13.707cm" svg:y1="1.254cm" svg:x2="14.723cm" svg:y2="1.254cm">
          <text:p/>
        </draw:line>
        <draw:frame draw:style-name="gr12" draw:text-style-name="P6" draw:layer="layout" svg:width="1.518cm" svg:height="0.518cm" svg:x="13.453cm" svg:y="1.127cm">
          <draw:text-box>
            <text:p text:style-name="P5">Data bus</text:p>
          </draw:text-box>
        </draw:frame>
        <draw:line draw:style-name="gr13" draw:text-style-name="P1" draw:layer="layout" svg:x1="11.929cm" svg:y1="1.244cm" svg:x2="12.945cm" svg:y2="1.244cm">
          <text:p/>
        </draw:line>
        <draw:frame draw:style-name="gr14" draw:text-style-name="P6" draw:layer="layout" svg:width="2.28cm" svg:height="0.518cm" svg:x="11.3cm" svg:y="1.127cm">
          <draw:text-box>
            <text:p text:style-name="P5">Control signal</text:p>
          </draw:text-box>
        </draw:frame>
        <draw:frame draw:style-name="gr15" draw:text-style-name="P8" draw:layer="layout" svg:width="2.195cm" svg:height="2.025cm" svg:x="0.844cm" svg:y="0.626cm">
          <draw:text-box>
            <text:p><text:span text:style-name="T1">V</text:span><text:span text:style-name="T1">6</text:span></text:p>
          </draw:text-box>
        </draw:frame>
        <draw:custom-shape draw:style-name="gr16" draw:text-style-name="P9" draw:layer="layout" svg:width="2.413cm" svg:height="0.508cm" svg:x="29.328cm" svg:y="1.127cm">
          <text:p text:style-name="P9">Output with mux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" draw:text-style-name="P10" draw:layer="layout" svg:width="3.296cm" svg:height="0.518cm" svg:x="29.334cm" svg:y="1.508cm">
          <draw:text-box>
            <text:p>(shared across states)</text:p>
          </draw:text-box>
        </draw:frame>
        <draw:frame draw:style-name="gr18" draw:text-style-name="P10" draw:layer="layout" svg:width="8.503cm" svg:height="10.931cm" svg:x="1cm" svg:y="13.7cm">
          <draw:text-box>
            <text:p>i_clk<text:line-break/>i_rst</text:p>
            <text:p><text:line-break/>Interface with the Core:</text:p>
            <text:p>- i_waiting</text:p>
            <text:p>- i_brch</text:p>
            <text:p>- i_brch_addr</text:p>
            <text:p>- o_instr_rdy</text:p>
            <text:p>- o_instr0</text:p>
            <text:p>- o_instr1</text:p>
            <text:p/>
            <text:p>Interface with cache’s memory banks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nterface with the Memory Controller of Memory Management Unit:</text:p>
            <text:p>- o_mmu_req_addr</text:p>
            <text:p>- o_mmu_waiting</text:p>
            <text:p/>
            <text:p text:style-name="P11">- i_mmu_data_rdy</text:p>
            <text:p text:style-name="P11"><text:span text:style-name="T2">- i_mmu_addr_rdy</text:span></text:p>
            <text:p text:style-name="P11"><text:span text:style-name="T2">- i_mmu_bus</text:span></text:p>
          </draw:text-box>
        </draw:frame>
        <draw:line draw:style-name="gr11" draw:text-style-name="P12" draw:layer="layout" svg:x1="9.636cm" svg:y1="5.064cm" svg:x2="11.033cm" svg:y2="5.064cm">
          <text:p/>
        </draw:line>
        <draw:line draw:style-name="gr11" draw:text-style-name="P12" draw:layer="layout" svg:x1="11.033cm" svg:y1="5.064cm" svg:x2="11.287cm" svg:y2="4.302cm">
          <text:p/>
        </draw:line>
        <draw:line draw:style-name="gr11" draw:text-style-name="P12" draw:layer="layout" svg:x1="11.287cm" svg:y1="4.302cm" svg:x2="12.684cm" svg:y2="4.302cm">
          <text:p/>
        </draw:line>
        <draw:line draw:style-name="gr11" draw:text-style-name="P12" draw:layer="layout" svg:x1="12.938cm" svg:y1="5.064cm" svg:x2="12.684cm" svg:y2="4.302cm">
          <text:p/>
        </draw:line>
        <draw:line draw:style-name="gr11" draw:text-style-name="P12" draw:layer="layout" svg:x1="13.7cm" svg:y1="14.462cm" svg:x2="13.446cm" svg:y2="13.7cm">
          <text:p/>
        </draw:line>
        <draw:line draw:style-name="gr11" draw:text-style-name="P12" draw:layer="layout" svg:x1="13.446cm" svg:y1="14.462cm" svg:x2="13.7cm" svg:y2="13.7cm">
          <text:p/>
        </draw:line>
        <draw:line draw:style-name="gr11" draw:text-style-name="P12" draw:layer="layout" svg:x1="12.938cm" svg:y1="5.064cm" svg:x2="14.335cm" svg:y2="5.064cm">
          <text:p/>
        </draw:line>
        <draw:line draw:style-name="gr11" draw:text-style-name="P12" draw:layer="layout" svg:x1="14.335cm" svg:y1="5.064cm" svg:x2="14.589cm" svg:y2="4.302cm">
          <text:p/>
        </draw:line>
        <draw:line draw:style-name="gr11" draw:text-style-name="P12" draw:layer="layout" svg:x1="14.589cm" svg:y1="4.302cm" svg:x2="15.986cm" svg:y2="4.302cm">
          <text:p/>
        </draw:line>
        <draw:line draw:style-name="gr11" draw:text-style-name="P12" draw:layer="layout" svg:x1="16.24cm" svg:y1="5.064cm" svg:x2="15.986cm" svg:y2="4.302cm">
          <text:p/>
        </draw:line>
        <draw:line draw:style-name="gr11" draw:text-style-name="P12" draw:layer="layout" svg:x1="16.24cm" svg:y1="5.064cm" svg:x2="17.637cm" svg:y2="5.064cm">
          <text:p/>
        </draw:line>
        <draw:line draw:style-name="gr11" draw:text-style-name="P12" draw:layer="layout" svg:x1="17.637cm" svg:y1="5.064cm" svg:x2="17.891cm" svg:y2="4.302cm">
          <text:p/>
        </draw:line>
        <draw:line draw:style-name="gr11" draw:text-style-name="P12" draw:layer="layout" svg:x1="17.891cm" svg:y1="4.302cm" svg:x2="19.288cm" svg:y2="4.302cm">
          <text:p/>
        </draw:line>
        <draw:line draw:style-name="gr11" draw:text-style-name="P12" draw:layer="layout" svg:x1="12.938cm" svg:y1="5.064cm" svg:x2="12.684cm" svg:y2="4.302cm">
          <text:p/>
        </draw:line>
        <draw:line draw:style-name="gr11" draw:text-style-name="P12" draw:layer="layout" svg:x1="13.7cm" svg:y1="13.7cm" svg:x2="15.097cm" svg:y2="13.7cm">
          <text:p/>
        </draw:line>
        <draw:line draw:style-name="gr11" draw:text-style-name="P12" draw:layer="layout" svg:x1="13.7cm" svg:y1="14.462cm" svg:x2="15.097cm" svg:y2="14.462cm">
          <text:p/>
        </draw:line>
        <draw:line draw:style-name="gr11" draw:text-style-name="P12" draw:layer="layout" svg:x1="15.351cm" svg:y1="14.462cm" svg:x2="15.097cm" svg:y2="13.7cm">
          <text:p/>
        </draw:line>
        <draw:line draw:style-name="gr11" draw:text-style-name="P12" draw:layer="layout" svg:x1="15.097cm" svg:y1="14.462cm" svg:x2="15.351cm" svg:y2="13.7cm">
          <text:p/>
        </draw:line>
        <draw:measure draw:style-name="gr19" draw:text-style-name="P1" draw:layer="measurelines" svg:x1="11.16cm" svg:y1="4.286cm" svg:x2="11.414cm" svg:y2="4.286cm">
          <text:p text:style-name="P13"><text:span text:style-name="T3">Tcko</text:span></text:p>
        </draw:measure>
        <draw:measure draw:style-name="gr20" draw:text-style-name="P1" draw:layer="measurelines" svg:x1="10.915cm" svg:y1="5.164cm" svg:x2="11.169cm" svg:y2="5.164cm">
          <text:p text:style-name="P13"><text:span text:style-name="T3">Tdick</text:span></text:p>
        </draw:measure>
        <draw:frame draw:style-name="gr21" draw:text-style-name="P9" draw:layer="layout" svg:width="11.432cm" svg:height="2.137cm" svg:x="3.159cm" svg:y="13.862cm">
          <draw:text-box>
            <text:p>…</text:p>
            <text:p/>
            <text:p/>
            <text:p/>
            <text:p>The core is waiting for instructions and ready to consume instruction when i_valid is high</text:p>
            <text:p>The core is branching</text:p>
            <text:p>Address of the branch</text:p>
            <text:p>o_instr0 and o_instr1 are ready for decode and execute...</text:p>
          </draw:text-box>
        </draw:frame>
        <draw:frame draw:style-name="gr22" draw:text-style-name="P10" draw:layer="layout" svg:width="2.286cm" svg:height="0.785cm" svg:x="7.731cm" svg:y="13.677cm">
          <draw:text-box>
            <text:p>o_instr0/</text:p>
            <text:p>o_instr1</text:p>
          </draw:text-box>
        </draw:frame>
        <draw:line draw:style-name="gr11" draw:text-style-name="P12" draw:layer="layout" svg:x1="14.336cm" svg:y1="5.064cm" svg:x2="14.59cm" svg:y2="4.302cm">
          <text:p/>
        </draw:line>
        <draw:line draw:style-name="gr11" draw:text-style-name="P12" draw:layer="layout" svg:x1="14.59cm" svg:y1="4.302cm" svg:x2="15.987cm" svg:y2="4.302cm">
          <text:p/>
        </draw:line>
        <draw:line draw:style-name="gr11" draw:text-style-name="P12" draw:layer="layout" svg:x1="16.241cm" svg:y1="5.064cm" svg:x2="15.987cm" svg:y2="4.302cm">
          <text:p/>
        </draw:line>
        <draw:line draw:style-name="gr11" draw:text-style-name="P12" draw:layer="layout" svg:x1="10.646cm" svg:y1="7.34cm" svg:x2="10.9cm" svg:y2="6.578cm">
          <text:p/>
        </draw:line>
        <draw:line draw:style-name="gr11" draw:text-style-name="P12" draw:layer="layout" svg:x1="12.049cm" svg:y1="7.35cm" svg:x2="25.511cm" svg:y2="7.35cm">
          <text:p/>
        </draw:line>
        <draw:line draw:style-name="gr11" draw:text-style-name="P12" draw:layer="layout" svg:x1="10.647cm" svg:y1="7.34cm" svg:x2="10.901cm" svg:y2="6.578cm">
          <text:p/>
        </draw:line>
        <draw:line draw:style-name="gr11" draw:text-style-name="P12" draw:layer="layout" svg:x1="10.398cm" svg:y1="6.588cm" svg:x2="12.303cm" svg:y2="6.588cm">
          <text:p/>
        </draw:line>
        <draw:frame draw:style-name="gr23" draw:text-style-name="P10" draw:layer="layout" svg:width="1.264cm" svg:height="0.518cm" svg:x="7.858cm" svg:y="6.832cm">
          <draw:text-box>
            <text:p>i_brch</text:p>
          </draw:text-box>
        </draw:frame>
        <draw:line draw:style-name="gr11" draw:text-style-name="P12" draw:layer="layout" svg:x1="9.763cm" svg:y1="5.445cm" svg:x2="23.733cm" svg:y2="5.445cm">
          <text:p/>
        </draw:line>
        <draw:frame draw:style-name="gr24" draw:text-style-name="P10" draw:layer="layout" svg:width="1.645cm" svg:height="0.518cm" svg:x="7.864cm" svg:y="5.699cm">
          <draw:text-box>
            <text:p>i_waiting</text:p>
          </draw:text-box>
        </draw:frame>
        <draw:frame draw:style-name="gr25" draw:text-style-name="P10" draw:layer="layout" svg:width="1.137cm" svg:height="0.518cm" svg:x="14.214cm" svg:y="5.699cm">
          <draw:text-box>
            <text:p>1’b1</text:p>
          </draw:text-box>
        </draw:frame>
        <draw:frame draw:style-name="gr25" draw:text-style-name="P10" draw:layer="layout" svg:width="1.137cm" svg:height="0.518cm" svg:x="10.785cm" svg:y="6.705cm">
          <draw:text-box>
            <text:p>1’b1</text:p>
          </draw:text-box>
        </draw:frame>
        <draw:frame draw:style-name="gr25" draw:text-style-name="P10" draw:layer="layout" svg:width="1.137cm" svg:height="0.518cm" svg:x="12.69cm" svg:y="6.695cm">
          <draw:text-box>
            <text:p>1’b0</text:p>
          </draw:text-box>
        </draw:frame>
        <draw:line draw:style-name="gr26" draw:text-style-name="P5" draw:layer="layout" svg:x1="11.16cm" svg:y1="10.017cm" svg:x2="11.16cm" svg:y2="4.937cm">
          <text:p/>
        </draw:line>
        <draw:line draw:style-name="gr11" draw:text-style-name="P12" draw:layer="layout" svg:x1="11.414cm" svg:y1="10.652cm" svg:x2="11.16cm" svg:y2="9.89cm">
          <text:p/>
        </draw:line>
        <draw:line draw:style-name="gr11" draw:text-style-name="P12" draw:layer="layout" svg:x1="11.16cm" svg:y1="10.652cm" svg:x2="11.414cm" svg:y2="9.89cm">
          <text:p/>
        </draw:line>
        <draw:line draw:style-name="gr11" draw:text-style-name="P12" draw:layer="layout" svg:x1="11.414cm" svg:y1="9.89cm" svg:x2="14.462cm" svg:y2="9.89cm">
          <text:p/>
        </draw:line>
        <draw:line draw:style-name="gr11" draw:text-style-name="P12" draw:layer="layout" svg:x1="11.414cm" svg:y1="10.652cm" svg:x2="14.462cm" svg:y2="10.652cm">
          <text:p/>
        </draw:line>
        <draw:line draw:style-name="gr11" draw:text-style-name="P12" draw:layer="layout" svg:x1="14.716cm" svg:y1="10.652cm" svg:x2="14.462cm" svg:y2="9.89cm">
          <text:p/>
        </draw:line>
        <draw:line draw:style-name="gr11" draw:text-style-name="P12" draw:layer="layout" svg:x1="14.462cm" svg:y1="10.652cm" svg:x2="14.716cm" svg:y2="9.89cm">
          <text:p/>
        </draw:line>
        <draw:frame draw:style-name="gr22" draw:text-style-name="P10" draw:layer="layout" svg:width="2.286cm" svg:height="0.785cm" svg:x="7.731cm" svg:y="9.994cm">
          <draw:text-box>
            <text:p>int_cnt</text:p>
          </draw:text-box>
        </draw:frame>
        <draw:frame draw:style-name="gr27" draw:text-style-name="P10" draw:layer="layout" svg:width="0.629cm" svg:height="0.518cm" svg:x="12.684cm" svg:y="10.017cm">
          <draw:text-box>
            <text:p>0</text:p>
          </draw:text-box>
        </draw:frame>
        <draw:line draw:style-name="gr11" draw:text-style-name="P12" draw:layer="layout" svg:x1="10.906cm" svg:y1="8.493cm" svg:x2="10.652cm" svg:y2="7.731cm">
          <text:p/>
        </draw:line>
        <draw:line draw:style-name="gr11" draw:text-style-name="P12" draw:layer="layout" svg:x1="10.652cm" svg:y1="8.493cm" svg:x2="10.906cm" svg:y2="7.731cm">
          <text:p/>
        </draw:line>
        <draw:line draw:style-name="gr11" draw:text-style-name="P12" draw:layer="layout" svg:x1="10.906cm" svg:y1="7.731cm" svg:x2="25.511cm" svg:y2="7.731cm">
          <text:p/>
        </draw:line>
        <draw:line draw:style-name="gr11" draw:text-style-name="P12" draw:layer="layout" svg:x1="10.906cm" svg:y1="8.493cm" svg:x2="25.511cm" svg:y2="8.493cm">
          <text:p/>
        </draw:line>
        <draw:frame draw:style-name="gr28" draw:text-style-name="P10" draw:layer="layout" svg:width="2.921cm" svg:height="1.293cm" svg:x="7.731cm" svg:y="7.835cm">
          <draw:text-box>
            <text:p>i_brch_addr</text:p>
          </draw:text-box>
        </draw:frame>
        <draw:frame draw:style-name="gr25" draw:text-style-name="P10" draw:layer="layout" svg:width="0.883cm" svg:height="0.518cm" svg:x="12.557cm" svg:y="7.858cm">
          <draw:text-box>
            <text:p>BR0</text:p>
          </draw:text-box>
        </draw:frame>
        <draw:custom-shape draw:style-name="gr29" draw:text-style-name="P1" draw:layer="layout" svg:width="2.413cm" svg:height="1.905cm" svg:x="4.308cm" svg:y="17.51cm">
          <text:p text:style-name="P1">bank_tag</text:p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2.28cm" svg:height="0.518cm" svg:x="6.848cm" svg:y="17.637cm">
          <draw:text-box>
            <text:p>i_tag_r_data_1</text:p>
          </draw:text-box>
        </draw:frame>
        <draw:frame draw:style-name="gr31" draw:text-style-name="P10" draw:layer="layout" svg:width="2.28cm" svg:height="1.853cm" svg:x="1.508cm" svg:y="17.51cm">
          <draw:text-box>
            <text:p>o_tag_r_addr_0</text:p>
            <text:p>o_tag_r_0</text:p>
            <text:p/>
            <text:p>o_tag_w_addr_0</text:p>
            <text:p>o_tag_w_data_0</text:p>
            <text:p>o_tag_w_0</text:p>
          </draw:text-box>
        </draw:frame>
        <draw:line draw:style-name="gr32" draw:text-style-name="P12" draw:layer="layout" svg:x1="3.927cm" svg:y1="17.764cm" svg:x2="4.308cm" svg:y2="17.764cm">
          <text:p/>
        </draw:line>
        <draw:line draw:style-name="gr33" draw:text-style-name="P12" draw:layer="layout" svg:x1="3.927cm" svg:y1="18.145cm" svg:x2="4.308cm" svg:y2="18.145cm">
          <text:p/>
        </draw:line>
        <draw:line draw:style-name="gr33" draw:text-style-name="P12" draw:layer="layout" svg:x1="3.927cm" svg:y1="18.526cm" svg:x2="4.308cm" svg:y2="18.526cm">
          <text:p/>
        </draw:line>
        <draw:line draw:style-name="gr33" draw:text-style-name="P12" draw:layer="layout" svg:x1="3.927cm" svg:y1="19.288cm" svg:x2="4.308cm" svg:y2="19.288cm">
          <text:p/>
        </draw:line>
        <draw:line draw:style-name="gr33" draw:text-style-name="P12" draw:layer="layout" svg:x1="3.927cm" svg:y1="18.907cm" svg:x2="4.308cm" svg:y2="18.907cm">
          <text:p/>
        </draw:line>
        <draw:line draw:style-name="gr33" draw:text-style-name="P14" draw:layer="layout" svg:x1="6.721cm" svg:y1="17.891cm" svg:x2="7.102cm" svg:y2="17.891cm">
          <text:p/>
        </draw:line>
        <draw:line draw:style-name="gr26" draw:text-style-name="P5" draw:layer="layout" svg:x1="14.462cm" svg:y1="14.716cm" svg:x2="14.462cm" svg:y2="4.556cm">
          <text:p/>
        </draw:line>
        <draw:line draw:style-name="gr11" draw:text-style-name="P12" draw:layer="layout" svg:x1="10.392cm" svg:y1="7.34cm" svg:x2="10.646cm" svg:y2="6.578cm">
          <text:p/>
        </draw:line>
        <draw:line draw:style-name="gr11" draw:text-style-name="P12" draw:layer="layout" svg:x1="10.393cm" svg:y1="7.34cm" svg:x2="10.647cm" svg:y2="6.578cm">
          <text:p/>
        </draw:line>
        <draw:line draw:style-name="gr11" draw:text-style-name="P12" draw:layer="layout" svg:x1="10.652cm" svg:y1="7.35cm" svg:x2="10.398cm" svg:y2="6.588cm">
          <text:p/>
        </draw:line>
        <draw:line draw:style-name="gr11" draw:text-style-name="P12" draw:layer="layout" svg:x1="10.144cm" svg:y1="7.34cm" svg:x2="10.398cm" svg:y2="6.578cm">
          <text:p/>
        </draw:line>
        <draw:line draw:style-name="gr11" draw:text-style-name="P12" draw:layer="layout" svg:x1="10.145cm" svg:y1="7.34cm" svg:x2="10.399cm" svg:y2="6.578cm">
          <text:p/>
        </draw:line>
        <draw:line draw:style-name="gr11" draw:text-style-name="P12" draw:layer="layout" svg:x1="12.557cm" svg:y1="7.36cm" svg:x2="12.303cm" svg:y2="6.598cm">
          <text:p/>
        </draw:line>
        <draw:line draw:style-name="gr11" draw:text-style-name="P12" draw:layer="layout" svg:x1="12.043cm" svg:y1="7.35cm" svg:x2="12.297cm" svg:y2="6.588cm">
          <text:p/>
        </draw:line>
        <draw:line draw:style-name="gr11" draw:text-style-name="P12" draw:layer="layout" svg:x1="12.044cm" svg:y1="7.35cm" svg:x2="12.298cm" svg:y2="6.588cm">
          <text:p/>
        </draw:line>
        <draw:line draw:style-name="gr11" draw:text-style-name="P12" draw:layer="layout" svg:x1="12.303cm" svg:y1="7.36cm" svg:x2="12.049cm" svg:y2="6.598cm">
          <text:p/>
        </draw:line>
        <draw:line draw:style-name="gr11" draw:text-style-name="P12" draw:layer="layout" svg:x1="12.055cm" svg:y1="7.36cm" svg:x2="11.801cm" svg:y2="6.598cm">
          <text:p/>
        </draw:line>
        <draw:line draw:style-name="gr11" draw:text-style-name="P12" draw:layer="layout" svg:x1="9.636cm" svg:y1="7.35cm" svg:x2="10.652cm" svg:y2="7.35cm">
          <text:p/>
        </draw:line>
        <draw:line draw:style-name="gr11" draw:text-style-name="P12" draw:layer="layout" svg:x1="10.906cm" svg:y1="9.509cm" svg:x2="10.652cm" svg:y2="8.747cm">
          <text:p/>
        </draw:line>
        <draw:line draw:style-name="gr11" draw:text-style-name="P12" draw:layer="layout" svg:x1="10.652cm" svg:y1="9.509cm" svg:x2="10.906cm" svg:y2="8.747cm">
          <text:p/>
        </draw:line>
        <draw:line draw:style-name="gr11" draw:text-style-name="P12" draw:layer="layout" svg:x1="10.906cm" svg:y1="8.747cm" svg:x2="30.21cm" svg:y2="8.747cm">
          <text:p/>
        </draw:line>
        <draw:line draw:style-name="gr11" draw:text-style-name="P12" draw:layer="layout" svg:x1="10.906cm" svg:y1="9.509cm" svg:x2="30.21cm" svg:y2="9.509cm">
          <text:p/>
        </draw:line>
        <draw:frame draw:style-name="gr25" draw:text-style-name="P10" draw:layer="layout" svg:width="0.883cm" svg:height="0.518cm" svg:x="12.055cm" svg:y="8.874cm">
          <draw:text-box>
            <text:p>BR0</text:p>
          </draw:text-box>
        </draw:frame>
        <draw:frame draw:style-name="gr22" draw:text-style-name="P10" draw:layer="layout" svg:width="3.175cm" svg:height="0.785cm" svg:x="7.731cm" svg:y="8.874cm">
          <draw:text-box>
            <text:p>o_tag_r_addr_0 /</text:p>
          </draw:text-box>
        </draw:frame>
        <draw:line draw:style-name="gr11" draw:text-style-name="P12" draw:layer="layout" svg:x1="14.208cm" svg:y1="9.509cm" svg:x2="13.954cm" svg:y2="8.747cm">
          <text:p/>
        </draw:line>
        <draw:line draw:style-name="gr11" draw:text-style-name="P12" draw:layer="layout" svg:x1="13.954cm" svg:y1="9.509cm" svg:x2="14.208cm" svg:y2="8.747cm">
          <text:p/>
        </draw:line>
        <draw:frame draw:style-name="gr22" draw:text-style-name="P10" draw:layer="layout" svg:width="1.645cm" svg:height="0.785cm" svg:x="15.224cm" svg:y="8.874cm">
          <draw:text-box>
            <text:p>BR0+2</text:p>
          </draw:text-box>
        </draw:frame>
        <draw:line draw:style-name="gr11" draw:text-style-name="P12" draw:layer="layout" svg:x1="17.51cm" svg:y1="9.509cm" svg:x2="17.256cm" svg:y2="8.747cm">
          <text:p/>
        </draw:line>
        <draw:line draw:style-name="gr11" draw:text-style-name="P12" draw:layer="layout" svg:x1="17.256cm" svg:y1="9.509cm" svg:x2="17.51cm" svg:y2="8.747cm">
          <text:p/>
        </draw:line>
        <draw:line draw:style-name="gr26" draw:text-style-name="P5" draw:layer="layout" svg:x1="17.764cm" svg:y1="14.843cm" svg:x2="17.764cm" svg:y2="4.556cm">
          <text:p/>
        </draw:line>
        <draw:line draw:style-name="gr11" draw:text-style-name="P12" draw:layer="layout" svg:x1="19.542cm" svg:y1="5.064cm" svg:x2="19.288cm" svg:y2="4.302cm">
          <text:p/>
        </draw:line>
        <draw:line draw:style-name="gr11" draw:text-style-name="P12" draw:layer="layout" svg:x1="19.542cm" svg:y1="5.064cm" svg:x2="20.939cm" svg:y2="5.064cm">
          <text:p/>
        </draw:line>
        <draw:line draw:style-name="gr11" draw:text-style-name="P12" draw:layer="layout" svg:x1="20.939cm" svg:y1="5.064cm" svg:x2="21.193cm" svg:y2="4.302cm">
          <text:p/>
        </draw:line>
        <draw:line draw:style-name="gr11" draw:text-style-name="P12" draw:layer="layout" svg:x1="21.193cm" svg:y1="4.302cm" svg:x2="22.59cm" svg:y2="4.302cm">
          <text:p/>
        </draw:line>
        <draw:line draw:style-name="gr11" draw:text-style-name="P12" draw:layer="layout" svg:x1="19.543cm" svg:y1="5.064cm" svg:x2="19.289cm" svg:y2="4.302cm">
          <text:p/>
        </draw:line>
        <draw:line draw:style-name="gr26" draw:text-style-name="P5" draw:layer="layout" svg:x1="21.066cm" svg:y1="17.129cm" svg:x2="21.066cm" svg:y2="4.556cm">
          <text:p/>
        </draw:line>
        <draw:frame draw:style-name="gr22" draw:text-style-name="P10" draw:layer="layout" svg:width="1.645cm" svg:height="0.785cm" svg:x="18.532cm" svg:y="8.874cm">
          <draw:text-box>
            <text:p>BR0+3</text:p>
          </draw:text-box>
        </draw:frame>
        <draw:line draw:style-name="gr11" draw:text-style-name="P12" draw:layer="layout" svg:x1="14.716cm" svg:y1="9.89cm" svg:x2="17.764cm" svg:y2="9.89cm">
          <text:p/>
        </draw:line>
        <draw:line draw:style-name="gr11" draw:text-style-name="P12" draw:layer="layout" svg:x1="14.716cm" svg:y1="10.652cm" svg:x2="17.764cm" svg:y2="10.652cm">
          <text:p/>
        </draw:line>
        <draw:line draw:style-name="gr11" draw:text-style-name="P12" draw:layer="layout" svg:x1="18.018cm" svg:y1="10.652cm" svg:x2="17.764cm" svg:y2="9.89cm">
          <text:p/>
        </draw:line>
        <draw:line draw:style-name="gr11" draw:text-style-name="P12" draw:layer="layout" svg:x1="17.764cm" svg:y1="10.652cm" svg:x2="18.018cm" svg:y2="9.89cm">
          <text:p/>
        </draw:line>
        <draw:frame draw:style-name="gr27" draw:text-style-name="P10" draw:layer="layout" svg:width="0.629cm" svg:height="0.518cm" svg:x="15.986cm" svg:y="10.017cm">
          <draw:text-box>
            <text:p>2</text:p>
          </draw:text-box>
        </draw:frame>
        <draw:line draw:style-name="gr11" draw:text-style-name="P12" draw:layer="layout" svg:x1="18.018cm" svg:y1="9.89cm" svg:x2="21.066cm" svg:y2="9.89cm">
          <text:p/>
        </draw:line>
        <draw:line draw:style-name="gr11" draw:text-style-name="P12" draw:layer="layout" svg:x1="18.018cm" svg:y1="10.652cm" svg:x2="21.066cm" svg:y2="10.652cm">
          <text:p/>
        </draw:line>
        <draw:line draw:style-name="gr11" draw:text-style-name="P12" draw:layer="layout" svg:x1="21.32cm" svg:y1="10.652cm" svg:x2="21.066cm" svg:y2="9.89cm">
          <text:p/>
        </draw:line>
        <draw:line draw:style-name="gr11" draw:text-style-name="P12" draw:layer="layout" svg:x1="21.066cm" svg:y1="10.652cm" svg:x2="21.32cm" svg:y2="9.89cm">
          <text:p/>
        </draw:line>
        <draw:frame draw:style-name="gr27" draw:text-style-name="P10" draw:layer="layout" svg:width="0.629cm" svg:height="0.518cm" svg:x="19.288cm" svg:y="10.017cm">
          <draw:text-box>
            <text:p>3</text:p>
          </draw:text-box>
        </draw:frame>
        <draw:frame draw:style-name="gr22" draw:text-style-name="P10" draw:layer="layout" svg:width="2.286cm" svg:height="0.785cm" svg:x="7.731cm" svg:y="11.01cm">
          <draw:text-box>
            <text:p>i_tag_r_data_1</text:p>
          </draw:text-box>
        </draw:frame>
        <draw:line draw:style-name="gr11" draw:text-style-name="P12" draw:layer="layout" svg:x1="13.319cm" svg:y1="11.668cm" svg:x2="13.065cm" svg:y2="10.906cm">
          <text:p/>
        </draw:line>
        <draw:line draw:style-name="gr11" draw:text-style-name="P12" draw:layer="layout" svg:x1="13.065cm" svg:y1="11.668cm" svg:x2="13.319cm" svg:y2="10.906cm">
          <text:p/>
        </draw:line>
        <draw:frame draw:style-name="gr25" draw:text-style-name="P10" draw:layer="layout" svg:width="0.883cm" svg:height="0.518cm" svg:x="12.055cm" svg:y="8.874cm">
          <draw:text-box>
            <text:p>BR0</text:p>
          </draw:text-box>
        </draw:frame>
        <draw:line draw:style-name="gr11" draw:text-style-name="P12" draw:layer="layout" svg:x1="14.208cm" svg:y1="9.509cm" svg:x2="13.954cm" svg:y2="8.747cm">
          <text:p/>
        </draw:line>
        <draw:line draw:style-name="gr11" draw:text-style-name="P12" draw:layer="layout" svg:x1="13.954cm" svg:y1="9.509cm" svg:x2="14.208cm" svg:y2="8.747cm">
          <text:p/>
        </draw:line>
        <draw:line draw:style-name="gr11" draw:text-style-name="P12" draw:layer="layout" svg:x1="13.319cm" svg:y1="10.906cm" svg:x2="16.367cm" svg:y2="10.906cm">
          <text:p/>
        </draw:line>
        <draw:line draw:style-name="gr11" draw:text-style-name="P12" draw:layer="layout" svg:x1="13.319cm" svg:y1="11.668cm" svg:x2="16.367cm" svg:y2="11.668cm">
          <text:p/>
        </draw:line>
        <draw:line draw:style-name="gr11" draw:text-style-name="P12" draw:layer="layout" svg:x1="13.065cm" svg:y1="11.668cm" svg:x2="12.811cm" svg:y2="10.906cm">
          <text:p/>
        </draw:line>
        <draw:line draw:style-name="gr11" draw:text-style-name="P12" draw:layer="layout" svg:x1="12.811cm" svg:y1="11.668cm" svg:x2="13.065cm" svg:y2="10.906cm">
          <text:p/>
        </draw:line>
        <draw:line draw:style-name="gr11" draw:text-style-name="P12" draw:layer="layout" svg:x1="12.811cm" svg:y1="11.668cm" svg:x2="12.557cm" svg:y2="10.906cm">
          <text:p/>
        </draw:line>
        <draw:line draw:style-name="gr11" draw:text-style-name="P12" draw:layer="layout" svg:x1="12.557cm" svg:y1="11.668cm" svg:x2="12.811cm" svg:y2="10.906cm">
          <text:p/>
        </draw:line>
        <draw:line draw:style-name="gr11" draw:text-style-name="P12" draw:layer="layout" svg:x1="12.557cm" svg:y1="11.668cm" svg:x2="12.303cm" svg:y2="10.906cm">
          <text:p/>
        </draw:line>
        <draw:line draw:style-name="gr11" draw:text-style-name="P12" draw:layer="layout" svg:x1="12.303cm" svg:y1="11.668cm" svg:x2="12.557cm" svg:y2="10.906cm">
          <text:p/>
        </draw:line>
        <draw:line draw:style-name="gr11" draw:text-style-name="P12" draw:layer="layout" svg:x1="12.303cm" svg:y1="11.668cm" svg:x2="12.049cm" svg:y2="10.906cm">
          <text:p/>
        </draw:line>
        <draw:line draw:style-name="gr11" draw:text-style-name="P12" draw:layer="layout" svg:x1="12.049cm" svg:y1="11.668cm" svg:x2="12.303cm" svg:y2="10.906cm">
          <text:p/>
        </draw:line>
        <draw:line draw:style-name="gr11" draw:text-style-name="P12" draw:layer="layout" svg:x1="12.049cm" svg:y1="11.668cm" svg:x2="11.795cm" svg:y2="10.906cm">
          <text:p/>
        </draw:line>
        <draw:line draw:style-name="gr11" draw:text-style-name="P12" draw:layer="layout" svg:x1="11.795cm" svg:y1="11.668cm" svg:x2="12.049cm" svg:y2="10.906cm">
          <text:p/>
        </draw:line>
        <draw:frame draw:style-name="gr34" draw:text-style-name="P10" draw:layer="layout" svg:width="1.772cm" svg:height="0.518cm" svg:x="13.446cm" svg:y="11.023cm">
          <draw:text-box>
            <text:p>Tags @ BR0</text:p>
          </draw:text-box>
        </draw:frame>
        <draw:custom-shape draw:style-name="gr29" draw:text-style-name="P1" draw:layer="layout" svg:width="2.413cm" svg:height="1.905cm" svg:x="4.308cm" svg:y="20.05cm">
          <text:p text:style-name="P1">bank0<text:line-break/>(same for bank1)</text:p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2.28cm" svg:height="0.518cm" svg:x="6.848cm" svg:y="20.177cm">
          <draw:text-box>
            <text:p>i_bank0_data_1</text:p>
          </draw:text-box>
        </draw:frame>
        <draw:frame draw:style-name="gr35" draw:text-style-name="P10" draw:layer="layout" svg:width="2.534cm" svg:height="1.853cm" svg:x="1.508cm" svg:y="20.05cm">
          <draw:text-box>
            <text:p>o_bank0_r_addr_0</text:p>
            <text:p>o_bank0_r_0</text:p>
            <text:p/>
            <text:p>o_bank0_w_0</text:p>
            <text:p>o_bank0_w_data_0</text:p>
            <text:p/>
          </draw:text-box>
        </draw:frame>
        <draw:line draw:style-name="gr32" draw:text-style-name="P12" draw:layer="layout" svg:x1="3.927cm" svg:y1="20.304cm" svg:x2="4.308cm" svg:y2="20.304cm">
          <text:p/>
        </draw:line>
        <draw:line draw:style-name="gr33" draw:text-style-name="P12" draw:layer="layout" svg:x1="3.927cm" svg:y1="20.685cm" svg:x2="4.308cm" svg:y2="20.685cm">
          <text:p/>
        </draw:line>
        <draw:line draw:style-name="gr33" draw:text-style-name="P12" draw:layer="layout" svg:x1="3.927cm" svg:y1="21.066cm" svg:x2="4.308cm" svg:y2="21.066cm">
          <text:p/>
        </draw:line>
        <draw:line draw:style-name="gr33" draw:text-style-name="P12" draw:layer="layout" svg:x1="3.927cm" svg:y1="21.447cm" svg:x2="4.308cm" svg:y2="21.447cm">
          <text:p/>
        </draw:line>
        <draw:line draw:style-name="gr33" draw:text-style-name="P14" draw:layer="layout" svg:x1="6.721cm" svg:y1="20.431cm" svg:x2="7.102cm" svg:y2="20.431cm">
          <text:p/>
        </draw:line>
        <draw:frame draw:style-name="gr22" draw:text-style-name="P10" draw:layer="layout" svg:width="2.286cm" svg:height="0.785cm" svg:x="7.731cm" svg:y="11.922cm">
          <draw:text-box>
            <text:p>i_bank*_data_1</text:p>
          </draw:text-box>
        </draw:frame>
        <draw:line draw:style-name="gr11" draw:text-style-name="P12" draw:layer="layout" svg:x1="13.319cm" svg:y1="12.557cm" svg:x2="13.065cm" svg:y2="11.795cm">
          <text:p/>
        </draw:line>
        <draw:line draw:style-name="gr11" draw:text-style-name="P12" draw:layer="layout" svg:x1="13.065cm" svg:y1="12.557cm" svg:x2="13.319cm" svg:y2="11.795cm">
          <text:p/>
        </draw:line>
        <draw:line draw:style-name="gr11" draw:text-style-name="P12" draw:layer="layout" svg:x1="13.319cm" svg:y1="11.795cm" svg:x2="16.367cm" svg:y2="11.795cm">
          <text:p/>
        </draw:line>
        <draw:line draw:style-name="gr11" draw:text-style-name="P12" draw:layer="layout" svg:x1="13.319cm" svg:y1="12.557cm" svg:x2="16.367cm" svg:y2="12.557cm">
          <text:p/>
        </draw:line>
        <draw:line draw:style-name="gr11" draw:text-style-name="P12" draw:layer="layout" svg:x1="13.065cm" svg:y1="12.557cm" svg:x2="12.811cm" svg:y2="11.795cm">
          <text:p/>
        </draw:line>
        <draw:line draw:style-name="gr11" draw:text-style-name="P12" draw:layer="layout" svg:x1="12.811cm" svg:y1="12.557cm" svg:x2="13.065cm" svg:y2="11.795cm">
          <text:p/>
        </draw:line>
        <draw:line draw:style-name="gr11" draw:text-style-name="P12" draw:layer="layout" svg:x1="12.811cm" svg:y1="12.557cm" svg:x2="12.557cm" svg:y2="11.795cm">
          <text:p/>
        </draw:line>
        <draw:line draw:style-name="gr11" draw:text-style-name="P12" draw:layer="layout" svg:x1="12.557cm" svg:y1="12.557cm" svg:x2="12.811cm" svg:y2="11.795cm">
          <text:p/>
        </draw:line>
        <draw:line draw:style-name="gr11" draw:text-style-name="P12" draw:layer="layout" svg:x1="12.557cm" svg:y1="12.557cm" svg:x2="12.303cm" svg:y2="11.795cm">
          <text:p/>
        </draw:line>
        <draw:line draw:style-name="gr11" draw:text-style-name="P12" draw:layer="layout" svg:x1="12.303cm" svg:y1="12.557cm" svg:x2="12.557cm" svg:y2="11.795cm">
          <text:p/>
        </draw:line>
        <draw:line draw:style-name="gr11" draw:text-style-name="P12" draw:layer="layout" svg:x1="12.303cm" svg:y1="12.557cm" svg:x2="12.049cm" svg:y2="11.795cm">
          <text:p/>
        </draw:line>
        <draw:line draw:style-name="gr11" draw:text-style-name="P12" draw:layer="layout" svg:x1="12.049cm" svg:y1="12.557cm" svg:x2="12.303cm" svg:y2="11.795cm">
          <text:p/>
        </draw:line>
        <draw:line draw:style-name="gr11" draw:text-style-name="P12" draw:layer="layout" svg:x1="12.049cm" svg:y1="12.557cm" svg:x2="11.795cm" svg:y2="11.795cm">
          <text:p/>
        </draw:line>
        <draw:line draw:style-name="gr11" draw:text-style-name="P12" draw:layer="layout" svg:x1="11.795cm" svg:y1="12.557cm" svg:x2="12.049cm" svg:y2="11.795cm">
          <text:p/>
        </draw:line>
        <draw:frame draw:style-name="gr34" draw:text-style-name="P10" draw:layer="layout" svg:width="1.772cm" svg:height="0.518cm" svg:x="13.446cm" svg:y="11.912cm">
          <draw:text-box>
            <text:p>Data @ BR0</text:p>
          </draw:text-box>
        </draw:frame>
        <draw:line draw:style-name="gr11" draw:text-style-name="P12" draw:layer="layout" svg:x1="9.89cm" svg:y1="13.446cm" svg:x2="13.446cm" svg:y2="13.446cm">
          <text:p/>
        </draw:line>
        <draw:line draw:style-name="gr11" draw:text-style-name="P12" draw:layer="layout" svg:x1="13.446cm" svg:y1="13.446cm" svg:x2="13.7cm" svg:y2="12.684cm">
          <text:p/>
        </draw:line>
        <draw:line draw:style-name="gr11" draw:text-style-name="P12" draw:layer="layout" svg:x1="13.7cm" svg:y1="12.684cm" svg:x2="14.462cm" svg:y2="12.684cm">
          <text:p/>
        </draw:line>
        <draw:line draw:style-name="gr11" draw:text-style-name="P12" draw:layer="layout" svg:x1="15.224cm" svg:y1="13.446cm" svg:x2="14.97cm" svg:y2="12.684cm">
          <text:p/>
        </draw:line>
        <draw:line draw:style-name="gr11" draw:text-style-name="P12" draw:layer="layout" svg:x1="14.97cm" svg:y1="13.446cm" svg:x2="15.224cm" svg:y2="12.684cm">
          <text:p/>
        </draw:line>
        <draw:line draw:style-name="gr11" draw:text-style-name="P12" draw:layer="layout" svg:x1="14.97cm" svg:y1="13.446cm" svg:x2="14.716cm" svg:y2="12.684cm">
          <text:p/>
        </draw:line>
        <draw:line draw:style-name="gr11" draw:text-style-name="P12" draw:layer="layout" svg:x1="14.716cm" svg:y1="13.446cm" svg:x2="14.97cm" svg:y2="12.684cm">
          <text:p/>
        </draw:line>
        <draw:line draw:style-name="gr11" draw:text-style-name="P12" draw:layer="layout" svg:x1="14.716cm" svg:y1="13.446cm" svg:x2="14.462cm" svg:y2="12.684cm">
          <text:p/>
        </draw:line>
        <draw:frame draw:style-name="gr22" draw:text-style-name="P10" draw:layer="layout" svg:width="3.683cm" svg:height="0.785cm" svg:x="7.731cm" svg:y="12.915cm">
          <draw:text-box>
            <text:p>o_instr_rdy (hit)</text:p>
          </draw:text-box>
        </draw:frame>
        <draw:frame draw:style-name="gr36" draw:text-style-name="P10" draw:layer="layout" svg:width="1.899cm" svg:height="0.785cm" svg:x="13.452cm" svg:y="13.7cm">
          <draw:text-box>
            <text:p>instr@BR0<text:line-break/>instr@BR0+1</text:p>
          </draw:text-box>
        </draw:frame>
        <draw:line draw:style-name="gr11" draw:text-style-name="P12" draw:layer="layout" svg:x1="16.621cm" svg:y1="11.668cm" svg:x2="16.367cm" svg:y2="10.906cm">
          <text:p/>
        </draw:line>
        <draw:line draw:style-name="gr11" draw:text-style-name="P12" draw:layer="layout" svg:x1="16.367cm" svg:y1="11.668cm" svg:x2="16.621cm" svg:y2="10.906cm">
          <text:p/>
        </draw:line>
        <draw:line draw:style-name="gr11" draw:text-style-name="P12" draw:layer="layout" svg:x1="16.621cm" svg:y1="10.906cm" svg:x2="19.669cm" svg:y2="10.906cm">
          <text:p/>
        </draw:line>
        <draw:line draw:style-name="gr11" draw:text-style-name="P12" draw:layer="layout" svg:x1="16.621cm" svg:y1="11.668cm" svg:x2="19.669cm" svg:y2="11.668cm">
          <text:p/>
        </draw:line>
        <draw:line draw:style-name="gr11" draw:text-style-name="P12" draw:layer="layout" svg:x1="16.367cm" svg:y1="11.668cm" svg:x2="16.113cm" svg:y2="10.906cm">
          <text:p/>
        </draw:line>
        <draw:line draw:style-name="gr11" draw:text-style-name="P12" draw:layer="layout" svg:x1="16.113cm" svg:y1="11.668cm" svg:x2="16.367cm" svg:y2="10.906cm">
          <text:p/>
        </draw:line>
        <draw:line draw:style-name="gr11" draw:text-style-name="P12" draw:layer="layout" svg:x1="16.113cm" svg:y1="11.668cm" svg:x2="15.859cm" svg:y2="10.906cm">
          <text:p/>
        </draw:line>
        <draw:line draw:style-name="gr11" draw:text-style-name="P12" draw:layer="layout" svg:x1="15.859cm" svg:y1="11.668cm" svg:x2="16.113cm" svg:y2="10.906cm">
          <text:p/>
        </draw:line>
        <draw:line draw:style-name="gr11" draw:text-style-name="P12" draw:layer="layout" svg:x1="15.859cm" svg:y1="11.668cm" svg:x2="15.605cm" svg:y2="10.906cm">
          <text:p/>
        </draw:line>
        <draw:line draw:style-name="gr11" draw:text-style-name="P12" draw:layer="layout" svg:x1="15.605cm" svg:y1="11.668cm" svg:x2="15.859cm" svg:y2="10.906cm">
          <text:p/>
        </draw:line>
        <draw:line draw:style-name="gr11" draw:text-style-name="P12" draw:layer="layout" svg:x1="15.605cm" svg:y1="11.668cm" svg:x2="15.351cm" svg:y2="10.906cm">
          <text:p/>
        </draw:line>
        <draw:line draw:style-name="gr11" draw:text-style-name="P12" draw:layer="layout" svg:x1="15.351cm" svg:y1="11.668cm" svg:x2="15.605cm" svg:y2="10.906cm">
          <text:p/>
        </draw:line>
        <draw:line draw:style-name="gr11" draw:text-style-name="P12" draw:layer="layout" svg:x1="15.351cm" svg:y1="11.668cm" svg:x2="15.097cm" svg:y2="10.906cm">
          <text:p/>
        </draw:line>
        <draw:line draw:style-name="gr11" draw:text-style-name="P12" draw:layer="layout" svg:x1="15.097cm" svg:y1="11.668cm" svg:x2="15.351cm" svg:y2="10.906cm">
          <text:p/>
        </draw:line>
        <draw:frame draw:style-name="gr22" draw:text-style-name="P10" draw:layer="layout" svg:width="2.153cm" svg:height="0.785cm" svg:x="16.621cm" svg:y="11.033cm">
          <draw:text-box>
            <text:p>Tags @ BR0+2</text:p>
          </draw:text-box>
        </draw:frame>
        <draw:line draw:style-name="gr11" draw:text-style-name="P12" draw:layer="layout" svg:x1="16.621cm" svg:y1="12.557cm" svg:x2="16.367cm" svg:y2="11.795cm">
          <text:p/>
        </draw:line>
        <draw:line draw:style-name="gr11" draw:text-style-name="P12" draw:layer="layout" svg:x1="16.367cm" svg:y1="12.557cm" svg:x2="16.621cm" svg:y2="11.795cm">
          <text:p/>
        </draw:line>
        <draw:line draw:style-name="gr11" draw:text-style-name="P12" draw:layer="layout" svg:x1="16.621cm" svg:y1="11.795cm" svg:x2="19.669cm" svg:y2="11.795cm">
          <text:p/>
        </draw:line>
        <draw:line draw:style-name="gr11" draw:text-style-name="P12" draw:layer="layout" svg:x1="16.621cm" svg:y1="12.557cm" svg:x2="19.669cm" svg:y2="12.557cm">
          <text:p/>
        </draw:line>
        <draw:line draw:style-name="gr11" draw:text-style-name="P12" draw:layer="layout" svg:x1="16.367cm" svg:y1="12.557cm" svg:x2="16.113cm" svg:y2="11.795cm">
          <text:p/>
        </draw:line>
        <draw:line draw:style-name="gr11" draw:text-style-name="P12" draw:layer="layout" svg:x1="16.113cm" svg:y1="12.557cm" svg:x2="16.367cm" svg:y2="11.795cm">
          <text:p/>
        </draw:line>
        <draw:line draw:style-name="gr11" draw:text-style-name="P12" draw:layer="layout" svg:x1="16.113cm" svg:y1="12.557cm" svg:x2="15.859cm" svg:y2="11.795cm">
          <text:p/>
        </draw:line>
        <draw:line draw:style-name="gr11" draw:text-style-name="P12" draw:layer="layout" svg:x1="15.859cm" svg:y1="12.557cm" svg:x2="16.113cm" svg:y2="11.795cm">
          <text:p/>
        </draw:line>
        <draw:line draw:style-name="gr11" draw:text-style-name="P12" draw:layer="layout" svg:x1="15.859cm" svg:y1="12.557cm" svg:x2="15.605cm" svg:y2="11.795cm">
          <text:p/>
        </draw:line>
        <draw:line draw:style-name="gr11" draw:text-style-name="P12" draw:layer="layout" svg:x1="15.605cm" svg:y1="12.557cm" svg:x2="15.859cm" svg:y2="11.795cm">
          <text:p/>
        </draw:line>
        <draw:line draw:style-name="gr11" draw:text-style-name="P12" draw:layer="layout" svg:x1="15.605cm" svg:y1="12.557cm" svg:x2="15.351cm" svg:y2="11.795cm">
          <text:p/>
        </draw:line>
        <draw:line draw:style-name="gr11" draw:text-style-name="P12" draw:layer="layout" svg:x1="15.351cm" svg:y1="12.557cm" svg:x2="15.605cm" svg:y2="11.795cm">
          <text:p/>
        </draw:line>
        <draw:line draw:style-name="gr11" draw:text-style-name="P12" draw:layer="layout" svg:x1="15.351cm" svg:y1="12.557cm" svg:x2="15.097cm" svg:y2="11.795cm">
          <text:p/>
        </draw:line>
        <draw:line draw:style-name="gr11" draw:text-style-name="P12" draw:layer="layout" svg:x1="15.097cm" svg:y1="12.557cm" svg:x2="15.351cm" svg:y2="11.795cm">
          <text:p/>
        </draw:line>
        <draw:frame draw:style-name="gr37" draw:text-style-name="P10" draw:layer="layout" svg:width="2.026cm" svg:height="0.518cm" svg:x="16.621cm" svg:y="11.912cm">
          <draw:text-box>
            <text:p>Data @ BR0+2</text:p>
          </draw:text-box>
        </draw:frame>
        <draw:line draw:style-name="gr11" draw:text-style-name="P12" draw:layer="layout" svg:x1="16.748cm" svg:y1="13.446cm" svg:x2="17.002cm" svg:y2="12.684cm">
          <text:p/>
        </draw:line>
        <draw:line draw:style-name="gr11" draw:text-style-name="P12" draw:layer="layout" svg:x1="17.002cm" svg:y1="12.684cm" svg:x2="17.764cm" svg:y2="12.684cm">
          <text:p/>
        </draw:line>
        <draw:line draw:style-name="gr11" draw:text-style-name="P12" draw:layer="layout" svg:x1="18.526cm" svg:y1="13.446cm" svg:x2="22.082cm" svg:y2="13.446cm">
          <text:p/>
        </draw:line>
        <draw:line draw:style-name="gr11" draw:text-style-name="P12" draw:layer="layout" svg:x1="18.526cm" svg:y1="13.446cm" svg:x2="18.272cm" svg:y2="12.684cm">
          <text:p/>
        </draw:line>
        <draw:line draw:style-name="gr11" draw:text-style-name="P12" draw:layer="layout" svg:x1="18.272cm" svg:y1="13.446cm" svg:x2="18.526cm" svg:y2="12.684cm">
          <text:p/>
        </draw:line>
        <draw:line draw:style-name="gr11" draw:text-style-name="P12" draw:layer="layout" svg:x1="18.272cm" svg:y1="13.446cm" svg:x2="18.018cm" svg:y2="12.684cm">
          <text:p/>
        </draw:line>
        <draw:line draw:style-name="gr11" draw:text-style-name="P12" draw:layer="layout" svg:x1="18.018cm" svg:y1="13.446cm" svg:x2="18.272cm" svg:y2="12.684cm">
          <text:p/>
        </draw:line>
        <draw:line draw:style-name="gr11" draw:text-style-name="P12" draw:layer="layout" svg:x1="18.018cm" svg:y1="13.446cm" svg:x2="17.764cm" svg:y2="12.684cm">
          <text:p/>
        </draw:line>
        <draw:line draw:style-name="gr11" draw:text-style-name="P12" draw:layer="layout" svg:x1="15.224cm" svg:y1="13.446cm" svg:x2="16.748cm" svg:y2="13.446cm">
          <text:p/>
        </draw:line>
        <draw:line draw:style-name="gr11" draw:text-style-name="P12" draw:layer="layout" svg:x1="17.002cm" svg:y1="14.462cm" svg:x2="16.748cm" svg:y2="13.7cm">
          <text:p/>
        </draw:line>
        <draw:line draw:style-name="gr11" draw:text-style-name="P12" draw:layer="layout" svg:x1="16.748cm" svg:y1="14.462cm" svg:x2="17.002cm" svg:y2="13.7cm">
          <text:p/>
        </draw:line>
        <draw:line draw:style-name="gr11" draw:text-style-name="P12" draw:layer="layout" svg:x1="17.002cm" svg:y1="13.7cm" svg:x2="18.399cm" svg:y2="13.7cm">
          <text:p/>
        </draw:line>
        <draw:line draw:style-name="gr11" draw:text-style-name="P12" draw:layer="layout" svg:x1="17.002cm" svg:y1="14.462cm" svg:x2="18.399cm" svg:y2="14.462cm">
          <text:p/>
        </draw:line>
        <draw:line draw:style-name="gr11" draw:text-style-name="P12" draw:layer="layout" svg:x1="18.653cm" svg:y1="14.462cm" svg:x2="18.399cm" svg:y2="13.7cm">
          <text:p/>
        </draw:line>
        <draw:line draw:style-name="gr11" draw:text-style-name="P12" draw:layer="layout" svg:x1="18.399cm" svg:y1="14.462cm" svg:x2="18.653cm" svg:y2="13.7cm">
          <text:p/>
        </draw:line>
        <draw:frame draw:style-name="gr36" draw:text-style-name="P10" draw:layer="layout" svg:width="1.899cm" svg:height="0.785cm" svg:x="16.754cm" svg:y="13.7cm">
          <draw:text-box>
            <text:p>instr@BR0+2<text:line-break/>NOP</text:p>
          </draw:text-box>
        </draw:frame>
        <draw:line draw:style-name="gr11" draw:text-style-name="P12" draw:layer="layout" svg:x1="19.923cm" svg:y1="11.668cm" svg:x2="19.669cm" svg:y2="10.906cm">
          <text:p/>
        </draw:line>
        <draw:line draw:style-name="gr11" draw:text-style-name="P12" draw:layer="layout" svg:x1="19.669cm" svg:y1="11.668cm" svg:x2="19.923cm" svg:y2="10.906cm">
          <text:p/>
        </draw:line>
        <draw:line draw:style-name="gr11" draw:text-style-name="P12" draw:layer="layout" svg:x1="19.923cm" svg:y1="10.906cm" svg:x2="22.971cm" svg:y2="10.906cm">
          <text:p/>
        </draw:line>
        <draw:line draw:style-name="gr11" draw:text-style-name="P12" draw:layer="layout" svg:x1="19.923cm" svg:y1="11.668cm" svg:x2="22.971cm" svg:y2="11.668cm">
          <text:p/>
        </draw:line>
        <draw:line draw:style-name="gr11" draw:text-style-name="P12" draw:layer="layout" svg:x1="19.669cm" svg:y1="11.668cm" svg:x2="19.415cm" svg:y2="10.906cm">
          <text:p/>
        </draw:line>
        <draw:line draw:style-name="gr11" draw:text-style-name="P12" draw:layer="layout" svg:x1="19.415cm" svg:y1="11.668cm" svg:x2="19.669cm" svg:y2="10.906cm">
          <text:p/>
        </draw:line>
        <draw:line draw:style-name="gr11" draw:text-style-name="P12" draw:layer="layout" svg:x1="19.415cm" svg:y1="11.668cm" svg:x2="19.161cm" svg:y2="10.906cm">
          <text:p/>
        </draw:line>
        <draw:line draw:style-name="gr11" draw:text-style-name="P12" draw:layer="layout" svg:x1="19.161cm" svg:y1="11.668cm" svg:x2="19.415cm" svg:y2="10.906cm">
          <text:p/>
        </draw:line>
        <draw:line draw:style-name="gr11" draw:text-style-name="P12" draw:layer="layout" svg:x1="19.161cm" svg:y1="11.668cm" svg:x2="18.907cm" svg:y2="10.906cm">
          <text:p/>
        </draw:line>
        <draw:line draw:style-name="gr11" draw:text-style-name="P12" draw:layer="layout" svg:x1="18.907cm" svg:y1="11.668cm" svg:x2="19.161cm" svg:y2="10.906cm">
          <text:p/>
        </draw:line>
        <draw:line draw:style-name="gr11" draw:text-style-name="P12" draw:layer="layout" svg:x1="18.907cm" svg:y1="11.668cm" svg:x2="18.653cm" svg:y2="10.906cm">
          <text:p/>
        </draw:line>
        <draw:line draw:style-name="gr11" draw:text-style-name="P12" draw:layer="layout" svg:x1="18.653cm" svg:y1="11.668cm" svg:x2="18.907cm" svg:y2="10.906cm">
          <text:p/>
        </draw:line>
        <draw:line draw:style-name="gr11" draw:text-style-name="P12" draw:layer="layout" svg:x1="18.653cm" svg:y1="11.668cm" svg:x2="18.399cm" svg:y2="10.906cm">
          <text:p/>
        </draw:line>
        <draw:line draw:style-name="gr11" draw:text-style-name="P12" draw:layer="layout" svg:x1="18.399cm" svg:y1="11.668cm" svg:x2="18.653cm" svg:y2="10.906cm">
          <text:p/>
        </draw:line>
        <draw:frame draw:style-name="gr22" draw:text-style-name="P10" draw:layer="layout" svg:width="2.153cm" svg:height="0.785cm" svg:x="19.923cm" svg:y="11.033cm">
          <draw:text-box>
            <text:p>Tags @ BR0+3</text:p>
          </draw:text-box>
        </draw:frame>
        <draw:line draw:style-name="gr11" draw:text-style-name="P12" draw:layer="layout" svg:x1="19.923cm" svg:y1="12.557cm" svg:x2="19.669cm" svg:y2="11.795cm">
          <text:p/>
        </draw:line>
        <draw:line draw:style-name="gr11" draw:text-style-name="P12" draw:layer="layout" svg:x1="19.669cm" svg:y1="12.557cm" svg:x2="19.923cm" svg:y2="11.795cm">
          <text:p/>
        </draw:line>
        <draw:line draw:style-name="gr11" draw:text-style-name="P12" draw:layer="layout" svg:x1="19.923cm" svg:y1="11.795cm" svg:x2="22.971cm" svg:y2="11.795cm">
          <text:p/>
        </draw:line>
        <draw:line draw:style-name="gr11" draw:text-style-name="P12" draw:layer="layout" svg:x1="19.923cm" svg:y1="12.557cm" svg:x2="22.971cm" svg:y2="12.557cm">
          <text:p/>
        </draw:line>
        <draw:line draw:style-name="gr11" draw:text-style-name="P12" draw:layer="layout" svg:x1="19.669cm" svg:y1="12.557cm" svg:x2="19.415cm" svg:y2="11.795cm">
          <text:p/>
        </draw:line>
        <draw:line draw:style-name="gr11" draw:text-style-name="P12" draw:layer="layout" svg:x1="19.415cm" svg:y1="12.557cm" svg:x2="19.669cm" svg:y2="11.795cm">
          <text:p/>
        </draw:line>
        <draw:line draw:style-name="gr11" draw:text-style-name="P12" draw:layer="layout" svg:x1="19.415cm" svg:y1="12.557cm" svg:x2="19.161cm" svg:y2="11.795cm">
          <text:p/>
        </draw:line>
        <draw:line draw:style-name="gr11" draw:text-style-name="P12" draw:layer="layout" svg:x1="19.161cm" svg:y1="12.557cm" svg:x2="19.415cm" svg:y2="11.795cm">
          <text:p/>
        </draw:line>
        <draw:line draw:style-name="gr11" draw:text-style-name="P12" draw:layer="layout" svg:x1="19.161cm" svg:y1="12.557cm" svg:x2="18.907cm" svg:y2="11.795cm">
          <text:p/>
        </draw:line>
        <draw:line draw:style-name="gr11" draw:text-style-name="P12" draw:layer="layout" svg:x1="18.907cm" svg:y1="12.557cm" svg:x2="19.161cm" svg:y2="11.795cm">
          <text:p/>
        </draw:line>
        <draw:line draw:style-name="gr11" draw:text-style-name="P12" draw:layer="layout" svg:x1="18.907cm" svg:y1="12.557cm" svg:x2="18.653cm" svg:y2="11.795cm">
          <text:p/>
        </draw:line>
        <draw:line draw:style-name="gr11" draw:text-style-name="P12" draw:layer="layout" svg:x1="18.653cm" svg:y1="12.557cm" svg:x2="18.907cm" svg:y2="11.795cm">
          <text:p/>
        </draw:line>
        <draw:line draw:style-name="gr11" draw:text-style-name="P12" draw:layer="layout" svg:x1="18.653cm" svg:y1="12.557cm" svg:x2="18.399cm" svg:y2="11.795cm">
          <text:p/>
        </draw:line>
        <draw:line draw:style-name="gr11" draw:text-style-name="P12" draw:layer="layout" svg:x1="18.399cm" svg:y1="12.557cm" svg:x2="18.653cm" svg:y2="11.795cm">
          <text:p/>
        </draw:line>
        <draw:frame draw:style-name="gr37" draw:text-style-name="P10" draw:layer="layout" svg:width="2.026cm" svg:height="0.518cm" svg:x="19.923cm" svg:y="11.912cm">
          <draw:text-box>
            <text:p>Data @ BR0+3</text:p>
          </draw:text-box>
        </draw:frame>
        <draw:frame draw:style-name="gr38" draw:text-style-name="P9" draw:layer="layout" svg:width="4.32cm" svg:height="0.268cm" svg:x="17.002cm" svg:y="14.716cm">
          <draw:text-box>
            <text:p>BR0+2 doesn’t have the pairing bit</text:p>
          </draw:text-box>
        </draw:frame>
        <draw:frame draw:style-name="gr39" draw:text-style-name="P9" draw:layer="layout" svg:width="8.892cm" svg:height="1.603cm" svg:x="3.667cm" svg:y="22.957cm">
          <draw:text-box>
            <text:p>The requested cache line</text:p>
            <text:p>Is waiting for a request</text:p>
            <text:p/>
            <text:p>If high: i_mmu_bus is a data (part of the burst)</text:p>
            <text:p>If high: i_mmu_bus is the address for the next burst</text:p>
            <text:p text:style-name="P15">If both are high: End of transmission, control is returned to the core</text:p>
          </draw:text-box>
        </draw:frame>
        <draw:line draw:style-name="gr11" draw:text-style-name="P12" draw:layer="layout" svg:x1="9.89cm" svg:y1="15.605cm" svg:x2="21.32cm" svg:y2="15.605cm">
          <text:p/>
        </draw:line>
        <draw:frame draw:style-name="gr40" draw:text-style-name="P10" draw:layer="layout" svg:width="2.153cm" svg:height="0.518cm" svg:x="7.731cm" svg:y="14.96cm">
          <draw:text-box>
            <text:p>o_mmu_waiting</text:p>
          </draw:text-box>
        </draw:frame>
        <draw:line draw:style-name="gr11" draw:text-style-name="P12" draw:layer="layout" svg:x1="21.32cm" svg:y1="15.605cm" svg:x2="21.574cm" svg:y2="14.843cm">
          <text:p/>
        </draw:line>
        <draw:line draw:style-name="gr11" draw:text-style-name="P12" draw:layer="layout" svg:x1="21.574cm" svg:y1="14.843cm" svg:x2="33.004cm" svg:y2="14.843cm">
          <text:p/>
        </draw:line>
        <draw:line draw:style-name="gr11" draw:text-style-name="P12" draw:layer="layout" svg:x1="21.574cm" svg:y1="16.725cm" svg:x2="21.32cm" svg:y2="15.963cm">
          <text:p/>
        </draw:line>
        <draw:line draw:style-name="gr11" draw:text-style-name="P12" draw:layer="layout" svg:x1="21.32cm" svg:y1="16.725cm" svg:x2="21.574cm" svg:y2="15.963cm">
          <text:p/>
        </draw:line>
        <draw:line draw:style-name="gr11" draw:text-style-name="P12" draw:layer="layout" svg:x1="21.574cm" svg:y1="15.963cm" svg:x2="29.067cm" svg:y2="15.986cm">
          <text:p/>
        </draw:line>
        <draw:line draw:style-name="gr11" draw:text-style-name="P12" draw:layer="layout" svg:x1="21.574cm" svg:y1="16.725cm" svg:x2="29.067cm" svg:y2="16.748cm">
          <text:p/>
        </draw:line>
        <draw:frame draw:style-name="gr41" draw:text-style-name="P10" draw:layer="layout" svg:width="4.185cm" svg:height="0.671cm" svg:x="22.469cm" svg:y="16.113cm">
          <draw:text-box>
            <text:p>Cache block containing BR0+3</text:p>
          </draw:text-box>
        </draw:frame>
        <draw:frame draw:style-name="gr30" draw:text-style-name="P10" draw:layer="layout" svg:width="2.28cm" svg:height="0.518cm" svg:x="7.731cm" svg:y="16.113cm">
          <draw:text-box>
            <text:p>o_mmu_req_addr</text:p>
          </draw:text-box>
        </draw:frame>
        <draw:frame draw:style-name="gr42" draw:text-style-name="P10" draw:layer="layout" svg:width="6.979cm" svg:height="2.921cm" svg:x="0.752cm" svg:y="3.413cm">
          <draw:text-box>
            <text:p>Limitation:</text:p>
            <text:p>When a miss is encontered all cache block</text:p>
            <text:p>Will be fetched from memory before the</text:p>
            <text:p>Fetch can resume.</text:p>
            <text:p/>
            <text:p>TODO: stream the data directly from memory</text:p>
            <text:p>To the core and store them (only once the core</text:p>
            <text:p>Is busy with already cached data we can fetch the</text:p>
            <text:p>Remaining addresses to complete a cache block)</text:p>
            <text:p>(( See ibex’s icache and it’s use of fill buffers))</text:p>
          </draw:text-box>
        </draw:frame>
        <draw:line draw:style-name="gr11" draw:text-style-name="P12" draw:layer="layout" svg:x1="22.844cm" svg:y1="5.064cm" svg:x2="22.59cm" svg:y2="4.302cm">
          <text:p/>
        </draw:line>
        <draw:line draw:style-name="gr11" draw:text-style-name="P12" draw:layer="layout" svg:x1="22.844cm" svg:y1="5.064cm" svg:x2="24.241cm" svg:y2="5.064cm">
          <text:p/>
        </draw:line>
        <draw:line draw:style-name="gr11" draw:text-style-name="P12" draw:layer="layout" svg:x1="24.241cm" svg:y1="5.064cm" svg:x2="24.495cm" svg:y2="4.302cm">
          <text:p/>
        </draw:line>
        <draw:line draw:style-name="gr11" draw:text-style-name="P12" draw:layer="layout" svg:x1="24.495cm" svg:y1="4.302cm" svg:x2="25.892cm" svg:y2="4.302cm">
          <text:p/>
        </draw:line>
        <draw:line draw:style-name="gr11" draw:text-style-name="P12" draw:layer="layout" svg:x1="22.845cm" svg:y1="5.064cm" svg:x2="22.591cm" svg:y2="4.302cm">
          <text:p/>
        </draw:line>
        <draw:line draw:style-name="gr11" draw:text-style-name="P12" draw:layer="layout" svg:x1="26.146cm" svg:y1="5.064cm" svg:x2="25.892cm" svg:y2="4.302cm">
          <text:p/>
        </draw:line>
        <draw:line draw:style-name="gr11" draw:text-style-name="P12" draw:layer="layout" svg:x1="26.146cm" svg:y1="5.064cm" svg:x2="27.543cm" svg:y2="5.064cm">
          <text:p/>
        </draw:line>
        <draw:line draw:style-name="gr11" draw:text-style-name="P12" draw:layer="layout" svg:x1="27.543cm" svg:y1="5.064cm" svg:x2="27.797cm" svg:y2="4.302cm">
          <text:p/>
        </draw:line>
        <draw:line draw:style-name="gr11" draw:text-style-name="P12" draw:layer="layout" svg:x1="27.797cm" svg:y1="4.302cm" svg:x2="29.194cm" svg:y2="4.302cm">
          <text:p/>
        </draw:line>
        <draw:line draw:style-name="gr11" draw:text-style-name="P12" draw:layer="layout" svg:x1="26.147cm" svg:y1="5.064cm" svg:x2="25.893cm" svg:y2="4.302cm">
          <text:p/>
        </draw:line>
        <draw:line draw:style-name="gr26" draw:text-style-name="P5" draw:layer="layout" svg:x1="24.368cm" svg:y1="17.129cm" svg:x2="24.368cm" svg:y2="4.556cm">
          <text:p/>
        </draw:line>
        <draw:line draw:style-name="gr26" draw:text-style-name="P5" draw:layer="layout" svg:x1="27.67cm" svg:y1="17.129cm" svg:x2="27.67cm" svg:y2="4.556cm">
          <text:p/>
        </draw:line>
        <draw:line draw:style-name="gr11" draw:text-style-name="P12" draw:layer="layout" svg:x1="23.606cm" svg:y1="17.871cm" svg:x2="23.352cm" svg:y2="17.109cm">
          <text:p/>
        </draw:line>
        <draw:line draw:style-name="gr11" draw:text-style-name="P12" draw:layer="layout" svg:x1="23.352cm" svg:y1="17.871cm" svg:x2="23.606cm" svg:y2="17.109cm">
          <text:p/>
        </draw:line>
        <draw:line draw:style-name="gr11" draw:text-style-name="P12" draw:layer="layout" svg:x1="23.606cm" svg:y1="17.109cm" svg:x2="25.003cm" svg:y2="17.109cm">
          <text:p/>
        </draw:line>
        <draw:line draw:style-name="gr11" draw:text-style-name="P12" draw:layer="layout" svg:x1="23.606cm" svg:y1="17.871cm" svg:x2="25.003cm" svg:y2="17.871cm">
          <text:p/>
        </draw:line>
        <draw:line draw:style-name="gr11" draw:text-style-name="P12" draw:layer="layout" svg:x1="25.257cm" svg:y1="17.871cm" svg:x2="25.003cm" svg:y2="17.109cm">
          <text:p/>
        </draw:line>
        <draw:line draw:style-name="gr11" draw:text-style-name="P12" draw:layer="layout" svg:x1="25.003cm" svg:y1="17.871cm" svg:x2="25.257cm" svg:y2="17.109cm">
          <text:p/>
        </draw:line>
        <draw:frame draw:style-name="gr24" draw:text-style-name="P10" draw:layer="layout" svg:width="1.645cm" svg:height="0.518cm" svg:x="21.066cm" svg:y="17.236cm">
          <draw:text-box>
            <text:p>i_mmu_bus</text:p>
          </draw:text-box>
        </draw:frame>
        <draw:line draw:style-name="gr11" draw:text-style-name="P12" draw:layer="layout" svg:x1="23.854cm" svg:y1="18.887cm" svg:x2="24.108cm" svg:y2="18.125cm">
          <text:p/>
        </draw:line>
        <draw:line draw:style-name="gr11" draw:text-style-name="P12" draw:layer="layout" svg:x1="23.855cm" svg:y1="18.887cm" svg:x2="24.109cm" svg:y2="18.125cm">
          <text:p/>
        </draw:line>
        <draw:line draw:style-name="gr11" draw:text-style-name="P12" draw:layer="layout" svg:x1="24.114cm" svg:y1="18.125cm" svg:x2="25.003cm" svg:y2="18.125cm">
          <text:p/>
        </draw:line>
        <draw:line draw:style-name="gr11" draw:text-style-name="P12" draw:layer="layout" svg:x1="25.263cm" svg:y1="18.907cm" svg:x2="25.009cm" svg:y2="18.145cm">
          <text:p/>
        </draw:line>
        <draw:line draw:style-name="gr11" draw:text-style-name="P12" draw:layer="layout" svg:x1="22.844cm" svg:y1="18.897cm" svg:x2="23.86cm" svg:y2="18.897cm">
          <text:p/>
        </draw:line>
        <draw:line draw:style-name="gr11" draw:text-style-name="P12" draw:layer="layout" svg:x1="25.257cm" svg:y1="18.887cm" svg:x2="26.273cm" svg:y2="18.887cm">
          <text:p/>
        </draw:line>
        <draw:frame draw:style-name="gr30" draw:text-style-name="P10" draw:layer="layout" svg:width="2.28cm" svg:height="0.518cm" svg:x="21.072cm" svg:y="18.369cm">
          <draw:text-box>
            <text:p>i_mmu_data_rdy</text:p>
          </draw:text-box>
        </draw:frame>
        <draw:frame draw:style-name="gr43" draw:text-style-name="P10" draw:layer="layout" svg:width="1.518cm" svg:height="0.518cm" svg:x="23.485cm" svg:y="17.236cm">
          <draw:text-box draw:corner-radius="0.381cm">
            <text:p>1st data</text:p>
          </draw:text-box>
        </draw:frame>
        <draw:line draw:style-name="gr11" draw:text-style-name="P12" draw:layer="layout" svg:x1="20.812cm" svg:y1="9.509cm" svg:x2="20.558cm" svg:y2="8.747cm">
          <text:p/>
        </draw:line>
        <draw:line draw:style-name="gr11" draw:text-style-name="P12" draw:layer="layout" svg:x1="20.558cm" svg:y1="9.509cm" svg:x2="20.812cm" svg:y2="8.747cm">
          <text:p/>
        </draw:line>
        <draw:frame draw:style-name="gr44" draw:text-style-name="P10" draw:layer="layout" svg:width="2.788cm" svg:height="1.319cm" svg:x="21.58cm" svg:y="8.747cm">
          <draw:text-box>
            <text:p>Start of the missing block</text:p>
          </draw:text-box>
        </draw:frame>
        <draw:line draw:style-name="gr11" draw:text-style-name="P12" draw:layer="layout" svg:x1="24.114cm" svg:y1="9.509cm" svg:x2="23.86cm" svg:y2="8.747cm">
          <text:p/>
        </draw:line>
        <draw:line draw:style-name="gr11" draw:text-style-name="P12" draw:layer="layout" svg:x1="23.86cm" svg:y1="9.509cm" svg:x2="24.114cm" svg:y2="8.747cm">
          <text:p/>
        </draw:line>
        <draw:frame draw:style-name="gr44" draw:text-style-name="P10" draw:layer="layout" svg:width="2.788cm" svg:height="1.319cm" svg:x="24.755cm" svg:y="8.747cm">
          <draw:text-box>
            <text:p>Start of the missing block +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Semibold4" svg:font-family="'Source Code Pro Semibold'" style:font-adornments="Semibold" style:font-pitch="fixed"/>
    <style:font-face style:name="Source Code Pro Medium3" svg:font-family="'Source Code Pro Medium'" style:font-adornments="Regular" style:font-family-generic="modern" style:font-pitch="fixed"/>
    <style:font-face style:name="Source Code Pro Semibold6" svg:font-family="'Source Code Pro Semibold'" style:font-adornments="Regular" style:font-family-generic="modern" style:font-pitch="fixed"/>
    <style:font-face style:name="Source Code Pro Semibold3" svg:font-family="'Source Code Pro Semibold'" style:font-adornments="Semibold" style:font-pitch="variable"/>
    <style:font-face style:name="Source Code Pro Medium1" svg:font-family="'Source Code Pro Medium'" style:font-adornments="Regular" style:font-family-generic="modern" style:font-pitch="variable"/>
    <style:font-face style:name="Source Code Pro Semibold5" svg:font-family="'Source Code Pro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 Medium2" svg:font-family="'Source Code Pro Medium'" style:font-family-generic="roman" style:font-pitch="variable"/>
    <style:font-face style:name="Source Code Pro Medium" svg:font-family="'Source Code Pro Medium'" style:font-adornments="Regular" style:font-family-generic="roman" style:font-pitch="variable"/>
    <style:font-face style:name="Source Code Pro Semibold" svg:font-family="'Source Code Pro Semibold'" style:font-family-generic="roman" style:font-pitch="variable"/>
    <style:font-face style:name="Source Code Pro Semibold2" svg:font-family="'Source Code Pro Semibold'" style:font-adornments="Regular" style:font-family-generic="roman" style:font-pitch="variable"/>
    <style:font-face style:name="Source Code Pro Semibold1" svg:font-family="'Source Code Pro Semibold'" style:font-adornments="Semibold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d0d0d0" draw:marker-start-width="0.229cm" draw:marker-start-center="false" draw:marker-end-width="0.229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Code Pro Semibold6" fo:font-family="'Source Code Pro Semibold'" style:font-style-name="Regular" style:font-family-generic="modern" style:font-pitch="fixed" fo:font-size="6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051cm" svg:stroke-color="#000000" draw:marker-start-width="0.279cm" draw:marker-end-width="0.279cm" draw:fill="none" draw:fill-color="#ffffff" draw:shadow-color="#000000"/>
      <style:text-properties style:font-name="Source Code Pro Medium3" fo:font-family="'Source Code Pro Medium'" style:font-style-name="Regular" style:font-family-generic="modern" style:font-pitch="fixed" fo:font-size="6pt" fo:font-weight="normal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ultiplexed" style:family="graphic" style:parent-style-name="standard">
      <style:graphic-properties draw:fill="solid" draw:fill-color="#ffffd7" draw:textarea-horizontal-align="justify" draw:textarea-vertical-align="middle" draw:auto-grow-height="false" fo:min-height="0.11cm" fo:min-width="1.334cm"/>
      <style:paragraph-properties fo:text-align="center"/>
    </style:style>
    <style:style style:name="Error" style:family="graphic" style:parent-style-name="standard">
      <style:graphic-properties draw:fill="solid" draw:fill-color="#ffa6a6"/>
    </style:style>
    <style:style style:name="var1" style:family="graphic" style:parent-style-name="standard">
      <style:graphic-properties draw:fill="solid" draw:fill-color="#dedce6"/>
    </style:style>
    <style:style style:name="var2" style:family="graphic" style:parent-style-name="standard">
      <style:graphic-properties draw:fill="solid" draw:fill-color="#afd095"/>
    </style:style>
    <style:style style:name="setup_5f_hold" style:display-name="setup_hold" style:family="graphic" style:parent-style-name="Lines">
      <style:graphic-properties svg:stroke-color="#e3e300"/>
    </style:style>
    <style:style style:name="clok_5f_to_5f_out" style:display-name="clok_to_out" style:family="graphic" style:parent-style-name="Lines">
      <style:graphic-properties svg:stroke-color="#00ff00"/>
    </style:style>
    <style:style style:name="comment" style:family="graphic" style:parent-style-name="Text">
      <style:graphic-properties draw:stroke="none" draw:fill="none"/>
      <style:paragraph-properties>
        <style:tab-stops/>
      </style:paragraph-properties>
      <style:text-properties fo:color="#d0d0d0" loext:opacity="100%" style:font-name="Source Code Pro Semibold4" fo:font-family="'Source Code Pro Semibold'" style:font-style-name="Semibold" style:font-pitch="fixed" fo:font-size="6pt" fo:font-weight="600"/>
    </style:style>
    <style:style style:name="comment_5f_line" style:display-name="comment_line" style:family="graphic" style:parent-style-name="standard">
      <style:graphic-properties svg:stroke-color="#d0d0d0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4T07:26:57.635000000</meta:creation-date>
    <dc:date>2022-03-20T21:44:56.089761108</dc:date>
    <meta:editing-duration>PT21H59M24S</meta:editing-duration>
    <meta:editing-cycles>259</meta:editing-cycles>
    <meta:generator>LibreOffice/7.1.3.2$Linux_X86_64 LibreOffice_project/47f78053abe362b9384784d31a6e56f8511eb1c1</meta:generator>
    <meta:document-statistic meta:object-count="295"/>
  </office:meta>
</office:document-meta>
</file>